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Mapping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BindAction.begin( String namespace , String name , Attributes attributes , Read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ping.setDelegate( Mapping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BindAction.createMappingAction( ElementDescriptor elementDescri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Mapping.next( String namespace , String name , Attributes attributes , Read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Updater.update( Context context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ping.begin( String namespace , String name , Attributes attributes , Read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Mapping.Bean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rayBindAction.end( Read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Mapping.end( Read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Mapping.body( String text , Read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BindAction.next( String namespace , String name , Attributes attributes , Read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